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996in" svg:height="3.4996in" svg:x="7.7551in" svg:y="14.6374in">
            <draw:object draw:notify-on-update-of-ranges="Sheet1.B45:Sheet1.B45 Sheet1.B46:Sheet1.B53 Sheet1.C45:Sheet1.C45 Sheet1.C46:Sheet1.C53 Sheet1.D45:Sheet1.D45 Sheet1.D46:Sheet1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 7</text:p>
          </table:table-cell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M=1</text:p>
          </table:table-cell>
          <table:table-cell table:number-columns-repeated="9"/>
          <table:table-cell>
            <draw:frame draw:z-index="3" draw:style-name="gr1" draw:text-style-name="P1" svg:width="5.9996in" svg:height="3.4996in" svg:x="0.0638in" svg:y="0.0799in">
              <draw:object draw:notify-on-update-of-ranges="Sheet1.B3:Sheet1.B3 Sheet1.B4:Sheet1.B11 Sheet1.C3:Sheet1.C3 Sheet1.C4:Sheet1.C11 Sheet1.D3:Sheet1.D3 Sheet1.D4:Sheet1.D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22" calcext:value-type="float">
            <text:p>518.22</text:p>
          </table:table-cell>
          <table:table-cell office:value-type="float" office:value="454.17" calcext:value-type="float">
            <text:p>454.17</text:p>
          </table:table-cell>
          <table:table-cell office:value-type="float" office:value="391.49" calcext:value-type="float">
            <text:p>391.49</text:p>
          </table:table-cell>
          <table:table-cell/>
          <table:table-cell table:style-name="ce3" table:formula="of:=100*([.B4]-[.C4])/[.B4]" office:value-type="float" office:value="12.359615607271" calcext:value-type="float">
            <text:p>12.36</text:p>
          </table:table-cell>
          <table:table-cell table:style-name="ce3" table:formula="of:=100*([.B4]-[.D4])/[.B4]" office:value-type="float" office:value="24.4548647292656" calcext:value-type="float">
            <text:p>24.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4.1" calcext:value-type="float">
            <text:p>504.1</text:p>
          </table:table-cell>
          <table:table-cell office:value-type="float" office:value="422.4" calcext:value-type="float">
            <text:p>422.4</text:p>
          </table:table-cell>
          <table:table-cell office:value-type="float" office:value="367.03" calcext:value-type="float">
            <text:p>367.03</text:p>
          </table:table-cell>
          <table:table-cell/>
          <table:table-cell table:style-name="ce3" table:formula="of:=100*([.B5]-[.C5])/[.B5]" office:value-type="float" office:value="16.2071017655227" calcext:value-type="float">
            <text:p>16.21</text:p>
          </table:table-cell>
          <table:table-cell table:style-name="ce3" table:formula="of:=100*([.B5]-[.D5])/[.B5]" office:value-type="float" office:value="27.1910335250942" calcext:value-type="float">
            <text:p>27.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5.59" calcext:value-type="float">
            <text:p>475.59</text:p>
          </table:table-cell>
          <table:table-cell office:value-type="float" office:value="451.55" calcext:value-type="float">
            <text:p>451.55</text:p>
          </table:table-cell>
          <table:table-cell office:value-type="float" office:value="348.01" calcext:value-type="float">
            <text:p>348.01</text:p>
          </table:table-cell>
          <table:table-cell/>
          <table:table-cell table:style-name="ce3" table:formula="of:=100*([.B6]-[.C6])/[.B6]" office:value-type="float" office:value="5.05477407010239" calcext:value-type="float">
            <text:p>5.05</text:p>
          </table:table-cell>
          <table:table-cell table:style-name="ce3" table:formula="of:=100*([.B6]-[.D6])/[.B6]" office:value-type="float" office:value="26.825627115793" calcext:value-type="float">
            <text:p>26.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409.92" calcext:value-type="float">
            <text:p>409.92</text:p>
          </table:table-cell>
          <table:table-cell office:value-type="float" office:value="349.93" calcext:value-type="float">
            <text:p>349.93</text:p>
          </table:table-cell>
          <table:table-cell/>
          <table:table-cell table:style-name="ce3" table:formula="of:=100*([.B7]-[.C7])/[.B7]" office:value-type="float" office:value="24.1773486487986" calcext:value-type="float">
            <text:p>24.18</text:p>
          </table:table-cell>
          <table:table-cell table:style-name="ce3" table:formula="of:=100*([.B7]-[.D7])/[.B7]" office:value-type="float" office:value="35.2736622089044" calcext:value-type="float">
            <text:p>35.2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422.4" calcext:value-type="float">
            <text:p>422.4</text:p>
          </table:table-cell>
          <table:table-cell office:value-type="float" office:value="322.64" calcext:value-type="float">
            <text:p>322.64</text:p>
          </table:table-cell>
          <table:table-cell/>
          <table:table-cell table:style-name="ce3" table:formula="of:=100*([.B8]-[.C8])/[.B8]" office:value-type="float" office:value="27.7726479942547" calcext:value-type="float">
            <text:p>27.77</text:p>
          </table:table-cell>
          <table:table-cell table:style-name="ce3" table:formula="of:=100*([.B8]-[.D8])/[.B8]" office:value-type="float" office:value="44.8308881365207" calcext:value-type="float">
            <text:p>44.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425.23" calcext:value-type="float">
            <text:p>425.23</text:p>
          </table:table-cell>
          <table:table-cell office:value-type="float" office:value="329.12" calcext:value-type="float">
            <text:p>329.12</text:p>
          </table:table-cell>
          <table:table-cell/>
          <table:table-cell table:style-name="ce3" table:formula="of:=100*([.B9]-[.C9])/[.B9]" office:value-type="float" office:value="27.4004643857133" calcext:value-type="float">
            <text:p>27.40</text:p>
          </table:table-cell>
          <table:table-cell table:style-name="ce3" table:formula="of:=100*([.B9]-[.D9])/[.B9]" office:value-type="float" office:value="43.8093286894762" calcext:value-type="float">
            <text:p>43.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415.03" calcext:value-type="float">
            <text:p>415.03</text:p>
          </table:table-cell>
          <table:table-cell office:value-type="float" office:value="313.01" calcext:value-type="float">
            <text:p>313.01</text:p>
          </table:table-cell>
          <table:table-cell/>
          <table:table-cell table:style-name="ce3" table:formula="of:=100*([.B10]-[.C10])/[.B10]" office:value-type="float" office:value="31.4532511932879" calcext:value-type="float">
            <text:p>31.45</text:p>
          </table:table-cell>
          <table:table-cell table:style-name="ce3" table:formula="of:=100*([.B10]-[.D10])/[.B10]" office:value-type="float" office:value="48.3029712454787" calcext:value-type="float">
            <text:p>48.3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6.16" calcext:value-type="float">
            <text:p>526.16</text:p>
          </table:table-cell>
          <table:table-cell office:value-type="float" office:value="429.45" calcext:value-type="float">
            <text:p>429.45</text:p>
          </table:table-cell>
          <table:table-cell office:value-type="float" office:value="306.09" calcext:value-type="float">
            <text:p>306.09</text:p>
          </table:table-cell>
          <table:table-cell/>
          <table:table-cell table:style-name="ce3" table:formula="of:=100*([.B11]-[.C11])/[.B11]" office:value-type="float" office:value="18.3803405808119" calcext:value-type="float">
            <text:p>18.38</text:p>
          </table:table-cell>
          <table:table-cell table:style-name="ce3" table:formula="of:=100*([.B11]-[.D11])/[.B11]" office:value-type="float" office:value="41.8256804013988" calcext:value-type="float">
            <text:p>41.83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4:.F11])" office:value-type="float" office:value="31.4532511932879" calcext:value-type="float">
            <text:p>31.45</text:p>
          </table:table-cell>
          <table:table-cell table:style-name="ce3" table:formula="of:=MAX([.G4:.G11])" office:value-type="float" office:value="48.3029712454787" calcext:value-type="float">
            <text:p>48.3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4:.F11])" office:value-type="float" office:value="20.3506930307203" calcext:value-type="float">
            <text:p>20.35</text:p>
          </table:table-cell>
          <table:table-cell table:style-name="ce3" table:formula="of:=AVERAGE([.G4:.G11])" office:value-type="float" office:value="36.5642570064915" calcext:value-type="float">
            <text:p>36.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404.46" calcext:value-type="float">
            <text:p>404.46</text:p>
          </table:table-cell>
          <table:table-cell office:value-type="float" office:value="339.88" calcext:value-type="float">
            <text:p>339.88</text:p>
          </table:table-cell>
          <table:table-cell/>
          <table:table-cell table:style-name="ce3" table:formula="of:=100*([.B16]-[.C16])/[.B16]" office:value-type="float" office:value="10.428523972982" calcext:value-type="float">
            <text:p>10.43</text:p>
          </table:table-cell>
          <table:table-cell table:style-name="ce3" table:formula="of:=100*([.B16]-[.D16])/[.B16]" office:value-type="float" office:value="24.7303731591186" calcext:value-type="float">
            <text:p>24.7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373.08" calcext:value-type="float">
            <text:p>373.08</text:p>
          </table:table-cell>
          <table:table-cell office:value-type="float" office:value="299.08" calcext:value-type="float">
            <text:p>299.08</text:p>
          </table:table-cell>
          <table:table-cell/>
          <table:table-cell table:style-name="ce3" table:formula="of:=100*([.B17]-[.C17])/[.B17]" office:value-type="float" office:value="17.3779204960691" calcext:value-type="float">
            <text:p>17.38</text:p>
          </table:table-cell>
          <table:table-cell table:style-name="ce3" table:formula="of:=100*([.B17]-[.D17])/[.B17]" office:value-type="float" office:value="33.7659173956373" calcext:value-type="float">
            <text:p>33.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363.39" calcext:value-type="float">
            <text:p>363.39</text:p>
          </table:table-cell>
          <table:table-cell office:value-type="float" office:value="276.12" calcext:value-type="float">
            <text:p>276.12</text:p>
          </table:table-cell>
          <table:table-cell/>
          <table:table-cell table:style-name="ce3" table:formula="of:=100*([.B18]-[.C18])/[.B18]" office:value-type="float" office:value="19.5238622522423" calcext:value-type="float">
            <text:p>19.52</text:p>
          </table:table-cell>
          <table:table-cell table:style-name="ce3" table:formula="of:=100*([.B18]-[.D18])/[.B18]" office:value-type="float" office:value="38.8506256228546" calcext:value-type="float">
            <text:p>38.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309.69" calcext:value-type="float">
            <text:p>309.69</text:p>
          </table:table-cell>
          <table:table-cell office:value-type="float" office:value="265.53" calcext:value-type="float">
            <text:p>265.53</text:p>
          </table:table-cell>
          <table:table-cell/>
          <table:table-cell table:style-name="ce3" table:formula="of:=100*([.B19]-[.C19])/[.B19]" office:value-type="float" office:value="42.7168303645747" calcext:value-type="float">
            <text:p>42.72</text:p>
          </table:table-cell>
          <table:table-cell table:style-name="ce3" table:formula="of:=100*([.B19]-[.D19])/[.B19]" office:value-type="float" office:value="50.885078519505" calcext:value-type="float">
            <text:p>50.8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361.8" calcext:value-type="float">
            <text:p>361.8</text:p>
          </table:table-cell>
          <table:table-cell office:value-type="float" office:value="263.75" calcext:value-type="float">
            <text:p>263.75</text:p>
          </table:table-cell>
          <table:table-cell/>
          <table:table-cell table:style-name="ce3" table:formula="of:=100*([.B20]-[.C20])/[.B20]" office:value-type="float" office:value="38.134810710988" calcext:value-type="float">
            <text:p>38.13</text:p>
          </table:table-cell>
          <table:table-cell table:style-name="ce3" table:formula="of:=100*([.B20]-[.D20])/[.B20]" office:value-type="float" office:value="54.9006531924353" calcext:value-type="float">
            <text:p>54.9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office:value-type="float" office:value="345.7" calcext:value-type="float">
            <text:p>345.7</text:p>
          </table:table-cell>
          <table:table-cell office:value-type="float" office:value="262.37" calcext:value-type="float">
            <text:p>262.37</text:p>
          </table:table-cell>
          <table:table-cell/>
          <table:table-cell table:style-name="ce3" table:formula="of:=100*([.B21]-[.C21])/[.B21]" office:value-type="float" office:value="40.9786245987844" calcext:value-type="float">
            <text:p>40.98</text:p>
          </table:table-cell>
          <table:table-cell table:style-name="ce3" table:formula="of:=100*([.B21]-[.D21])/[.B21]" office:value-type="float" office:value="55.2055589701564" calcext:value-type="float">
            <text:p>55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345.7" calcext:value-type="float">
            <text:p>345.7</text:p>
          </table:table-cell>
          <table:table-cell office:value-type="float" office:value="263.27" calcext:value-type="float">
            <text:p>263.27</text:p>
          </table:table-cell>
          <table:table-cell/>
          <table:table-cell table:style-name="ce3" table:formula="of:=100*([.B22]-[.C22])/[.B22]" office:value-type="float" office:value="42.9038598113862" calcext:value-type="float">
            <text:p>42.90</text:p>
          </table:table-cell>
          <table:table-cell table:style-name="ce3" table:formula="of:=100*([.B22]-[.D22])/[.B22]" office:value-type="float" office:value="56.5180768659058" calcext:value-type="float">
            <text:p>56.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305.8" calcext:value-type="float">
            <text:p>305.8</text:p>
          </table:table-cell>
          <table:table-cell office:value-type="float" office:value="257.04" calcext:value-type="float">
            <text:p>257.04</text:p>
          </table:table-cell>
          <table:table-cell/>
          <table:table-cell table:style-name="ce3" table:formula="of:=100*([.B23]-[.C23])/[.B23]" office:value-type="float" office:value="34.7988315814162" calcext:value-type="float">
            <text:p>34.80</text:p>
          </table:table-cell>
          <table:table-cell table:style-name="ce3" table:formula="of:=100*([.B23]-[.D23])/[.B23]" office:value-type="float" office:value="45.1951983966227" calcext:value-type="float">
            <text:p>45.2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16:.F23])" office:value-type="float" office:value="42.9038598113862" calcext:value-type="float">
            <text:p>42.90</text:p>
          </table:table-cell>
          <table:table-cell table:style-name="ce3" table:formula="of:=MAX([.G16:.G23])" office:value-type="float" office:value="56.5180768659058" calcext:value-type="float">
            <text:p>56.52</text:p>
          </table:table-cell>
          <table:table-cell table:number-columns-repeated="4"/>
          <table:table-cell>
            <draw:frame draw:z-index="4" draw:style-name="gr1" draw:text-style-name="P1" svg:width="5.9996in" svg:height="3.4996in" svg:x="0.0811in" svg:y="0.0272in">
              <draw:object draw:notify-on-update-of-ranges="Sheet1.B15:Sheet1.B15 Sheet1.B16:Sheet1.B23 Sheet1.C15:Sheet1.C15 Sheet1.C16:Sheet1.C23 Sheet1.D15:Sheet1.D15 Sheet1.D16:Sheet1.D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16:.F23])" office:value-type="float" office:value="30.8579079735554" calcext:value-type="float">
            <text:p>30.86</text:p>
          </table:table-cell>
          <table:table-cell table:style-name="ce3" table:formula="of:=AVERAGE([.G16:.G23])" office:value-type="float" office:value="45.0064352652795" calcext:value-type="float">
            <text:p>45.01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/>
          <table:table-cell office:value-type="string" calcext:value-type="string">
            <text:p>MD* impr.</text:p>
          </table:table-cell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35.04" calcext:value-type="float">
            <text:p>335.04</text:p>
          </table:table-cell>
          <table:table-cell office:value-type="float" office:value="282.89" calcext:value-type="float">
            <text:p>282.89</text:p>
          </table:table-cell>
          <table:table-cell/>
          <table:table-cell table:style-name="ce3" table:formula="of:=100*([.B29]-[.C29])/[.B29]" office:value-type="float" office:value="25.8022367401174" calcext:value-type="float">
            <text:p>25.80</text:p>
          </table:table-cell>
          <table:table-cell table:style-name="ce3" table:formula="of:=100*([.B29]-[.D29])/[.B29]" office:value-type="float" office:value="37.3513453659617" calcext:value-type="float">
            <text:p>37.3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1.55" calcext:value-type="float">
            <text:p>451.55</text:p>
          </table:table-cell>
          <table:table-cell office:value-type="float" office:value="283.43" calcext:value-type="float">
            <text:p>283.4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0]-[.C30])/[.B30]" office:value-type="float" office:value="37.2317572804784" calcext:value-type="float">
            <text:p>37.23</text:p>
          </table:table-cell>
          <table:table-cell table:style-name="ce3" table:formula="of:=100*([.B30]-[.D30])/[.B30]" office:value-type="float" office:value="43.6252906654856" calcext:value-type="float">
            <text:p>43.6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1.55" calcext:value-type="float">
            <text:p>451.55</text:p>
          </table:table-cell>
          <table:table-cell office:value-type="float" office:value="274.03" calcext:value-type="float">
            <text:p>274.0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1]-[.C31])/[.B31]" office:value-type="float" office:value="39.3134758055586" calcext:value-type="float">
            <text:p>39.31</text:p>
          </table:table-cell>
          <table:table-cell table:style-name="ce3" table:formula="of:=100*([.B31]-[.D31])/[.B31]" office:value-type="float" office:value="43.6252906654856" calcext:value-type="float">
            <text:p>43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0.63" calcext:value-type="float">
            <text:p>540.63</text:p>
          </table:table-cell>
          <table:table-cell office:value-type="float" office:value="256.73" calcext:value-type="float">
            <text:p>256.73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2]-[.C32])/[.B32]" office:value-type="float" office:value="52.512809130089" calcext:value-type="float">
            <text:p>52.51</text:p>
          </table:table-cell>
          <table:table-cell table:style-name="ce3" table:formula="of:=100*([.B32]-[.D32])/[.B32]" office:value-type="float" office:value="52.914192701108" calcext:value-type="float">
            <text:p>52.9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4.82" calcext:value-type="float">
            <text:p>584.82</text:p>
          </table:table-cell>
          <table:table-cell office:value-type="float" office:value="287.11" calcext:value-type="float">
            <text:p>287.11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3]-[.C33])/[.B33]" office:value-type="float" office:value="50.9062617557539" calcext:value-type="float">
            <text:p>50.91</text:p>
          </table:table-cell>
          <table:table-cell table:style-name="ce3" table:formula="of:=100*([.B33]-[.D33])/[.B33]" office:value-type="float" office:value="56.4720768783557" calcext:value-type="float">
            <text:p>56.4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5.72" calcext:value-type="float">
            <text:p>585.72</text:p>
          </table:table-cell>
          <table:table-cell table:number-columns-repeated="2" office:value-type="float" office:value="254.56" calcext:value-type="float">
            <text:p>254.56</text:p>
          </table:table-cell>
          <table:table-cell/>
          <table:table-cell table:style-name="ce3" table:formula="of:=100*([.B34]-[.C34])/[.B34]" office:value-type="float" office:value="56.5389605955064" calcext:value-type="float">
            <text:p>56.54</text:p>
          </table:table-cell>
          <table:table-cell table:style-name="ce3" table:formula="of:=100*([.B34]-[.D34])/[.B34]" office:value-type="float" office:value="56.5389605955064" calcext:value-type="float">
            <text:p>56.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5.47" calcext:value-type="float">
            <text:p>605.47</text:p>
          </table:table-cell>
          <table:table-cell office:value-type="float" office:value="282.06" calcext:value-type="float">
            <text:p>282.06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5]-[.C35])/[.B35]" office:value-type="float" office:value="53.4147026277107" calcext:value-type="float">
            <text:p>53.41</text:p>
          </table:table-cell>
          <table:table-cell table:style-name="ce3" table:formula="of:=100*([.B35]-[.D35])/[.B35]" office:value-type="float" office:value="57.956628734702" calcext:value-type="float">
            <text:p>57.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.01" calcext:value-type="float">
            <text:p>469.01</text:p>
          </table:table-cell>
          <table:table-cell office:value-type="float" office:value="256.47" calcext:value-type="float">
            <text:p>256.47</text:p>
          </table:table-cell>
          <table:table-cell office:value-type="float" office:value="254.56" calcext:value-type="float">
            <text:p>254.56</text:p>
          </table:table-cell>
          <table:table-cell/>
          <table:table-cell table:style-name="ce3" table:formula="of:=100*([.B36]-[.C36])/[.B36]" office:value-type="float" office:value="45.3167309865461" calcext:value-type="float">
            <text:p>45.32</text:p>
          </table:table-cell>
          <table:table-cell table:style-name="ce3" table:formula="of:=100*([.B36]-[.D36])/[.B36]" office:value-type="float" office:value="45.7239717703247" calcext:value-type="float">
            <text:p>45.72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MAX impr.</text:p>
          </table:table-cell>
          <table:table-cell table:style-name="ce3" table:formula="of:=MAX([.F29:.F36])" office:value-type="float" office:value="56.5389605955064" calcext:value-type="float">
            <text:p>56.54</text:p>
          </table:table-cell>
          <table:table-cell table:style-name="ce3" table:formula="of:=MAX([.G29:.G36])" office:value-type="float" office:value="57.956628734702" calcext:value-type="float">
            <text:p>57.96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office:value-type="string" calcext:value-type="string">
            <text:p>AVG impr.</text:p>
          </table:table-cell>
          <table:table-cell table:style-name="ce3" table:formula="of:=AVERAGE([.F29:.F36])" office:value-type="float" office:value="45.1296168652201" calcext:value-type="float">
            <text:p>45.13</text:p>
          </table:table-cell>
          <table:table-cell table:style-name="ce3" table:formula="of:=AVERAGE([.G29:.G36])" office:value-type="float" office:value="49.2759696721162" calcext:value-type="float">
            <text:p>49.28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Instance 11</text:p>
          </table:table-cell>
          <table:table-cell office:value-type="string" calcext:value-type="string">
            <text:p>15-15-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NM=1</text:p>
          </table:table-cell>
          <table:table-cell table:number-columns-repeated="10"/>
        </table:table-row>
        <table:table-row table:style-name="ro1">
          <table:table-cell table:style-name="Default"/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4"/>
          <table:table-cell>
            <draw:frame draw:z-index="5" draw:style-name="gr1" draw:text-style-name="P1" svg:width="5.9996in" svg:height="3.4996in" svg:x="0.1354in" svg:y="0.1693in">
              <draw:object draw:notify-on-update-of-ranges="Sheet1.B28:Sheet1.B28 Sheet1.B29:Sheet1.B36 Sheet1.C28:Sheet1.C28 Sheet1.C29:Sheet1.C36 Sheet1.D28:Sheet1.D28 Sheet1.D29:Sheet1.D3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2.11" calcext:value-type="float">
            <text:p>1812.11</text:p>
          </table:table-cell>
          <table:table-cell office:value-type="float" office:value="1529.72" calcext:value-type="float">
            <text:p>1529.72</text:p>
          </table:table-cell>
          <table:table-cell office:value-type="float" office:value="1405.62" calcext:value-type="float">
            <text:p>1405.62</text:p>
          </table:table-cell>
          <table:table-cell table:number-columns-repeated="2"/>
          <table:table-cell table:style-name="ce3" table:formula="of:=100*([.B46]-[.D46])/[.B46]" office:value-type="float" office:value="22.431861200479" calcext:value-type="float">
            <text:p>22.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3.6" calcext:value-type="float">
            <text:p>1723.6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303.3" calcext:value-type="float">
            <text:p>1303.3</text:p>
          </table:table-cell>
          <table:table-cell table:number-columns-repeated="2"/>
          <table:table-cell table:style-name="ce3" table:formula="of:=100*([.B47]-[.D47])/[.B47]" office:value-type="float" office:value="24.3850081225342" calcext:value-type="float">
            <text:p>24.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432.9" calcext:value-type="float">
            <text:p>1432.9</text:p>
          </table:table-cell>
          <table:table-cell office:value-type="float" office:value="1278.79" calcext:value-type="float">
            <text:p>1278.79</text:p>
          </table:table-cell>
          <table:table-cell table:number-columns-repeated="2"/>
          <table:table-cell table:style-name="ce3" table:formula="of:=100*([.B48]-[.D48])/[.B48]" office:value-type="float" office:value="17.6504301684612" calcext:value-type="float">
            <text:p>17.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91.33" calcext:value-type="float">
            <text:p>1591.33</text:p>
          </table:table-cell>
          <table:table-cell office:value-type="float" office:value="1355.74" calcext:value-type="float">
            <text:p>1355.74</text:p>
          </table:table-cell>
          <table:table-cell office:value-type="float" office:value="1207.58" calcext:value-type="float">
            <text:p>1207.58</text:p>
          </table:table-cell>
          <table:table-cell table:number-columns-repeated="2"/>
          <table:table-cell table:style-name="ce3" table:formula="of:=100*([.B49]-[.D49])/[.B49]" office:value-type="float" office:value="24.1150484186184" calcext:value-type="float">
            <text:p>24.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0.08" calcext:value-type="float">
            <text:p>1600.08</text:p>
          </table:table-cell>
          <table:table-cell office:value-type="float" office:value="1293.7" calcext:value-type="float">
            <text:p>1293.7</text:p>
          </table:table-cell>
          <table:table-cell office:value-type="float" office:value="1159.24" calcext:value-type="float">
            <text:p>1159.24</text:p>
          </table:table-cell>
          <table:table-cell table:number-columns-repeated="2"/>
          <table:table-cell table:style-name="ce3" table:formula="of:=100*([.B50]-[.D50])/[.B50]" office:value-type="float" office:value="27.5511224438778" calcext:value-type="float">
            <text:p>27.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.76" calcext:value-type="float">
            <text:p>1486.76</text:p>
          </table:table-cell>
          <table:table-cell office:value-type="float" office:value="1315.35" calcext:value-type="float">
            <text:p>1315.35</text:p>
          </table:table-cell>
          <table:table-cell office:value-type="float" office:value="1168.75" calcext:value-type="float">
            <text:p>1168.75</text:p>
          </table:table-cell>
          <table:table-cell table:number-columns-repeated="2"/>
          <table:table-cell table:style-name="ce3" table:formula="of:=100*([.B51]-[.D51])/[.B51]" office:value-type="float" office:value="21.3894643385617" calcext:value-type="float">
            <text:p>21.3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6.09" calcext:value-type="float">
            <text:p>1476.09</text:p>
          </table:table-cell>
          <table:table-cell office:value-type="float" office:value="1209.6" calcext:value-type="float">
            <text:p>1209.6</text:p>
          </table:table-cell>
          <table:table-cell office:value-type="float" office:value="1170.21" calcext:value-type="float">
            <text:p>1170.21</text:p>
          </table:table-cell>
          <table:table-cell table:number-columns-repeated="2"/>
          <table:table-cell table:style-name="ce3" table:formula="of:=100*([.B52]-[.D52])/[.B52]" office:value-type="float" office:value="20.7223136800602" calcext:value-type="float">
            <text:p>20.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1269.96" calcext:value-type="float">
            <text:p>1269.96</text:p>
          </table:table-cell>
          <table:table-cell office:value-type="float" office:value="1078.26" calcext:value-type="float">
            <text:p>1078.26</text:p>
          </table:table-cell>
          <table:table-cell table:number-columns-repeated="2"/>
          <table:table-cell table:style-name="ce3" table:formula="of:=100*([.B53]-[.D53])/[.B53]" office:value-type="float" office:value="27.3404807310022" calcext:value-type="float">
            <text:p>27.34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5.11" calcext:value-type="float">
            <text:p>1615.11</text:p>
          </table:table-cell>
          <table:table-cell office:value-type="float" office:value="1414.73" calcext:value-type="float">
            <text:p>1414.73</text:p>
          </table:table-cell>
          <table:table-cell office:value-type="float" office:value="1277.4" calcext:value-type="float">
            <text:p>1277.4</text:p>
          </table:table-cell>
          <table:table-cell table:number-columns-repeated="2"/>
          <table:table-cell table:style-name="ce3" table:formula="of:=100*([.B58]-[.D58])/[.B58]" office:value-type="float" office:value="20.9094117428534" calcext:value-type="float">
            <text:p>20.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0.11" calcext:value-type="float">
            <text:p>1480.11</text:p>
          </table:table-cell>
          <table:table-cell office:value-type="float" office:value="1248.02" calcext:value-type="float">
            <text:p>1248.02</text:p>
          </table:table-cell>
          <table:table-cell office:value-type="float" office:value="1157.86" calcext:value-type="float">
            <text:p>1157.86</text:p>
          </table:table-cell>
          <table:table-cell table:number-columns-repeated="2"/>
          <table:table-cell table:style-name="ce3" table:formula="of:=100*([.B59]-[.D59])/[.B59]" office:value-type="float" office:value="21.7720304571958" calcext:value-type="float">
            <text:p>21.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7.63" calcext:value-type="float">
            <text:p>1287.63</text:p>
          </table:table-cell>
          <table:table-cell office:value-type="float" office:value="1129.4" calcext:value-type="float">
            <text:p>1129.4</text:p>
          </table:table-cell>
          <table:table-cell office:value-type="float" office:value="1025.98" calcext:value-type="float">
            <text:p>1025.98</text:p>
          </table:table-cell>
          <table:table-cell table:number-columns-repeated="2"/>
          <table:table-cell table:style-name="ce3" table:formula="of:=100*([.B60]-[.D60])/[.B60]" office:value-type="float" office:value="20.3202783408277" calcext:value-type="float">
            <text:p>20.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94.54" calcext:value-type="float">
            <text:p>1094.54</text:p>
          </table:table-cell>
          <table:table-cell office:value-type="float" office:value="971.79" calcext:value-type="float">
            <text:p>971.79</text:p>
          </table:table-cell>
          <table:table-cell table:number-columns-repeated="2"/>
          <table:table-cell table:style-name="ce3" table:formula="of:=100*([.B61]-[.D61])/[.B61]" office:value-type="float" office:value="26.0062131664306" calcext:value-type="float">
            <text:p>26.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23.24" calcext:value-type="float">
            <text:p>1023.24</text:p>
          </table:table-cell>
          <table:table-cell office:value-type="float" office:value="1003.88" calcext:value-type="float">
            <text:p>1003.88</text:p>
          </table:table-cell>
          <table:table-cell table:number-columns-repeated="2"/>
          <table:table-cell table:style-name="ce3" table:formula="of:=100*([.B62]-[.D62])/[.B62]" office:value-type="float" office:value="23.5628245541901" calcext:value-type="float">
            <text:p>23.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5.81" calcext:value-type="float">
            <text:p>985.81</text:p>
          </table:table-cell>
          <table:table-cell office:value-type="float" office:value="916.59" calcext:value-type="float">
            <text:p>916.59</text:p>
          </table:table-cell>
          <table:table-cell table:number-columns-repeated="2"/>
          <table:table-cell table:style-name="ce3" table:formula="of:=100*([.B63]-[.D63])/[.B63]" office:value-type="float" office:value="30.2092375165608" calcext:value-type="float">
            <text:p>30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984.45" calcext:value-type="float">
            <text:p>984.45</text:p>
          </table:table-cell>
          <table:table-cell office:value-type="float" office:value="878.86" calcext:value-type="float">
            <text:p>878.86</text:p>
          </table:table-cell>
          <table:table-cell table:number-columns-repeated="2"/>
          <table:table-cell table:style-name="ce3" table:formula="of:=100*([.B64]-[.D64])/[.B64]" office:value-type="float" office:value="33.0820655732712" calcext:value-type="float">
            <text:p>33.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1012.29" calcext:value-type="float">
            <text:p>1012.29</text:p>
          </table:table-cell>
          <table:table-cell office:value-type="float" office:value="894.34" calcext:value-type="float">
            <text:p>894.34</text:p>
          </table:table-cell>
          <table:table-cell table:number-columns-repeated="2"/>
          <table:table-cell table:style-name="ce3" table:formula="of:=100*([.B65]-[.D65])/[.B65]" office:value-type="float" office:value="31.9033913533434" calcext:value-type="float">
            <text:p>31.9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office:value-type="string" calcext:value-type="string">
            <text:p>NM=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_capacity</text:p>
          </table:table-cell>
          <table:table-cell office:value-type="string" calcext:value-type="string">
            <text:p>MD-mfcmTSP</text:p>
          </table:table-cell>
          <table:table-cell office:value-type="string" calcext:value-type="string">
            <text:p>MD-mfcmTSP*</text:p>
          </table:table-cell>
          <table:table-cell office:value-type="string" calcext:value-type="string">
            <text:p>H-AACONC</text:p>
          </table:table-cell>
          <table:table-cell table:number-columns-repeated="2"/>
          <table:table-cell office:value-type="string" calcext:value-type="string">
            <text:p>ACO impr.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7.28" calcext:value-type="float">
            <text:p>1407.28</text:p>
          </table:table-cell>
          <table:table-cell office:value-type="float" office:value="1142.67" calcext:value-type="float">
            <text:p>1142.67</text:p>
          </table:table-cell>
          <table:table-cell office:value-type="float" office:value="1046.73" calcext:value-type="float">
            <text:p>1046.73</text:p>
          </table:table-cell>
          <table:table-cell table:number-columns-repeated="2"/>
          <table:table-cell table:style-name="ce3" table:formula="of:=100*([.B71]-[.D71])/[.B71]" office:value-type="float" office:value="25.6203456312887" calcext:value-type="float">
            <text:p>25.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.02" calcext:value-type="float">
            <text:p>1084.02</text:p>
          </table:table-cell>
          <table:table-cell office:value-type="float" office:value="988.27" calcext:value-type="float">
            <text:p>988.27</text:p>
          </table:table-cell>
          <table:table-cell office:value-type="float" office:value="899.62" calcext:value-type="float">
            <text:p>899.62</text:p>
          </table:table-cell>
          <table:table-cell table:number-columns-repeated="2"/>
          <table:table-cell table:style-name="ce3" table:formula="of:=100*([.B72]-[.D72])/[.B72]" office:value-type="float" office:value="17.0107562591096" calcext:value-type="float">
            <text:p>17.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45.08" calcext:value-type="float">
            <text:p>1145.08</text:p>
          </table:table-cell>
          <table:table-cell office:value-type="float" office:value="846.18" calcext:value-type="float">
            <text:p>846.18</text:p>
          </table:table-cell>
          <table:table-cell office:value-type="float" office:value="813.18" calcext:value-type="float">
            <text:p>813.18</text:p>
          </table:table-cell>
          <table:table-cell table:number-columns-repeated="2"/>
          <table:table-cell table:style-name="ce3" table:formula="of:=100*([.B73]-[.D73])/[.B73]" office:value-type="float" office:value="28.9848744192546" calcext:value-type="float">
            <text:p>28.9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73.3" calcext:value-type="float">
            <text:p>873.3</text:p>
          </table:table-cell>
          <table:table-cell office:value-type="float" office:value="747.19" calcext:value-type="float">
            <text:p>747.19</text:p>
          </table:table-cell>
          <table:table-cell table:number-columns-repeated="2"/>
          <table:table-cell table:style-name="ce3" table:formula="of:=100*([.B74]-[.D74])/[.B74]" office:value-type="float" office:value="43.1076491997503" calcext:value-type="float">
            <text:p>43.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839.21" calcext:value-type="float">
            <text:p>839.21</text:p>
          </table:table-cell>
          <table:table-cell office:value-type="float" office:value="719.16" calcext:value-type="float">
            <text:p>719.16</text:p>
          </table:table-cell>
          <table:table-cell table:number-columns-repeated="2"/>
          <table:table-cell table:style-name="ce3" table:formula="of:=100*([.B75]-[.D75])/[.B75]" office:value-type="float" office:value="45.2419023253689" calcext:value-type="float">
            <text:p>45.2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81.82" calcext:value-type="float">
            <text:p>781.82</text:p>
          </table:table-cell>
          <table:table-cell office:value-type="float" office:value="717.03" calcext:value-type="float">
            <text:p>717.03</text:p>
          </table:table-cell>
          <table:table-cell/>
          <table:table-cell table:style-name="ce3" table:formula="of:=100*([.C75]-[.C76])/[.C75]" office:value-type="float" office:value="6.83857437351795" calcext:value-type="float">
            <text:p>6.84</text:p>
          </table:table-cell>
          <table:table-cell table:style-name="ce3" table:formula="of:=100*([.B76]-[.D76])/[.B76]" office:value-type="float" office:value="45.4040842432272" calcext:value-type="float">
            <text:p>45.4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68" calcext:value-type="float">
            <text:p>760.68</text:p>
          </table:table-cell>
          <table:table-cell office:value-type="float" office:value="653.65" calcext:value-type="float">
            <text:p>653.65</text:p>
          </table:table-cell>
          <table:table-cell/>
          <table:table-cell table:style-name="ce3" table:formula="of:=100*([.C76]-[.C77])/[.C76]" office:value-type="float" office:value="2.7039472001228" calcext:value-type="float">
            <text:p>2.70</text:p>
          </table:table-cell>
          <table:table-cell table:style-name="ce3" table:formula="of:=100*([.B77]-[.D77])/[.B77]" office:value-type="float" office:value="50.2299480713296" calcext:value-type="float">
            <text:p>50.23</text:p>
          </table:table-cell>
          <table:table-cell table:style-name="ce3" table:formula="of:=100*([.D76]-[.D77])/[.D76]" office:value-type="float" office:value="8.83923964129813" calcext:value-type="float">
            <text:p>8.8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3.34" calcext:value-type="float">
            <text:p>1313.34</text:p>
          </table:table-cell>
          <table:table-cell office:value-type="float" office:value="760.49" calcext:value-type="float">
            <text:p>760.49</text:p>
          </table:table-cell>
          <table:table-cell office:value-type="float" office:value="657.11" calcext:value-type="float">
            <text:p>657.11</text:p>
          </table:table-cell>
          <table:table-cell table:number-columns-repeated="2"/>
          <table:table-cell table:style-name="ce3" table:formula="of:=100*([.B78]-[.D78])/[.B78]" office:value-type="float" office:value="49.9664976319917" calcext:value-type="float">
            <text:p>49.97</text:p>
          </table:table-cell>
          <table:table-cell table:number-columns-repeated="5"/>
        </table:table-row>
        <table:table-row table:style-name="ro1" table:number-rows-repeated="21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>
            <draw:frame draw:z-index="1" draw:style-name="gr1" draw:text-style-name="P1" svg:width="5.998in" svg:height="3.4988in" svg:x="0.5146in" svg:y="0.0976in">
              <draw:object draw:notify-on-update-of-ranges="Sheet1.B57:Sheet1.B57 Sheet1.B58:Sheet1.B65 Sheet1.C57:Sheet1.C57 Sheet1.C58:Sheet1.C65 Sheet1.D57:Sheet1.D57 Sheet1.D58:Sheet1.D6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8"/>
        </table:table-row>
        <table:table-row table:style-name="ro1" table:number-rows-repeated="20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>
            <draw:frame draw:z-index="2" draw:style-name="gr1" draw:text-style-name="P1" svg:width="5.998in" svg:height="3.4988in" svg:x="0.4756in" svg:y="0.0272in">
              <draw:object draw:notify-on-update-of-ranges="Sheet1.B70:Sheet1.B70 Sheet1.B71:Sheet1.B78 Sheet1.C70:Sheet1.C70 Sheet1.C71:Sheet1.C78 Sheet1.D70:Sheet1.D70 Sheet1.D71:Sheet1.D7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3:25:36.825637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6:52.278739697</meta:creation-date>
    <dc:date>2024-09-06T16:12:21.815142617</dc:date>
    <meta:editing-duration>PT4H19M13S</meta:editing-duration>
    <meta:editing-cycles>50</meta:editing-cycles>
    <meta:generator>LibreOffice/24.2.5.2$Linux_X86_64 LibreOffice_project/420$Build-2</meta:generator>
    <meta:print-date>2024-09-03T13:23:39.259642272</meta:print-date>
    <meta:printed-by>PDF files</meta:printed-by>
    <meta:document-statistic meta:table-count="1" meta:cell-count="32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45:Sheet1.D53" chart:data-source-has-labels="row" svg:x="1.263cm" svg:y="0.881cm" svg:width="13.673cm" svg:height="6.903cm">
          <chart:coordinate-region svg:x="2.149cm" svg:y="1.042cm" svg:width="12.706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6:Sheet1.B53" chart:label-cell-address="Sheet1.B45:Sheet1.B45" chart:class="chart:line">
            <chart:data-point chart:repeated="8"/>
          </chart:series>
          <chart:series chart:style-name="ch10" chart:values-cell-range-address="Sheet1.C46:Sheet1.C53" chart:label-cell-address="Sheet1.C45:Sheet1.C45" chart:class="chart:line">
            <chart:data-point chart:repeated="8"/>
          </chart:series>
          <chart:series chart:style-name="ch11" chart:values-cell-range-address="Sheet1.D46:Sheet1.D53" chart:label-cell-address="Sheet1.D45:Sheet1.D4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45:Sheet1.B45</svg:desc>
                </draw:g>
              </table:table-cell>
              <table:table-cell office:value-type="string">
                <text:p>MD-mfcmTSP*</text:p>
                <draw:g>
                  <svg:desc>Sheet1.C45:Sheet1.C45</svg:desc>
                </draw:g>
              </table:table-cell>
              <table:table-cell office:value-type="string">
                <text:p>H-AACONC</text:p>
                <draw:g>
                  <svg:desc>Sheet1.D45:Sheet1.D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2.11">
                <text:p>1812.11</text:p>
                <draw:g>
                  <svg:desc>Sheet1.B46:Sheet1.B53</svg:desc>
                </draw:g>
              </table:table-cell>
              <table:table-cell office:value-type="float" office:value="1529.72">
                <text:p>1529.72</text:p>
                <draw:g>
                  <svg:desc>Sheet1.C46:Sheet1.C53</svg:desc>
                </draw:g>
              </table:table-cell>
              <table:table-cell office:value-type="float" office:value="1405.62">
                <text:p>1405.62</text:p>
                <draw:g>
                  <svg:desc>Sheet1.D46:Sheet1.D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3.6">
                <text:p>1723.6</text:p>
              </table:table-cell>
              <table:table-cell office:value-type="float" office:value="1515.57">
                <text:p>1515.57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2.88">
                <text:p>1552.88</text:p>
              </table:table-cell>
              <table:table-cell office:value-type="float" office:value="1432.9">
                <text:p>1432.9</text:p>
              </table:table-cell>
              <table:table-cell office:value-type="float" office:value="1278.79">
                <text:p>1278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91.33">
                <text:p>1591.33</text:p>
              </table:table-cell>
              <table:table-cell office:value-type="float" office:value="1355.74">
                <text:p>1355.74</text:p>
              </table:table-cell>
              <table:table-cell office:value-type="float" office:value="1207.58">
                <text:p>1207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.08">
                <text:p>1600.08</text:p>
              </table:table-cell>
              <table:table-cell office:value-type="float" office:value="1293.7">
                <text:p>1293.7</text:p>
              </table:table-cell>
              <table:table-cell office:value-type="float" office:value="1159.24">
                <text:p>1159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6.76">
                <text:p>1486.76</text:p>
              </table:table-cell>
              <table:table-cell office:value-type="float" office:value="1315.35">
                <text:p>1315.35</text:p>
              </table:table-cell>
              <table:table-cell office:value-type="float" office:value="1168.75">
                <text:p>116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6.09">
                <text:p>1476.09</text:p>
              </table:table-cell>
              <table:table-cell office:value-type="float" office:value="1209.6">
                <text:p>1209.6</text:p>
              </table:table-cell>
              <table:table-cell office:value-type="float" office:value="1170.21">
                <text:p>1170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3.99">
                <text:p>1483.99</text:p>
              </table:table-cell>
              <table:table-cell office:value-type="float" office:value="1269.96">
                <text:p>1269.96</text:p>
              </table:table-cell>
              <table:table-cell office:value-type="float" office:value="1078.26">
                <text:p>1078.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57:Sheet1.D65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58:Sheet1.B65" chart:label-cell-address="Sheet1.B57:Sheet1.B57" chart:class="chart:line">
            <chart:data-point chart:repeated="8"/>
          </chart:series>
          <chart:series chart:style-name="ch10" chart:values-cell-range-address="Sheet1.C58:Sheet1.C65" chart:label-cell-address="Sheet1.C57:Sheet1.C57" chart:class="chart:line">
            <chart:data-point chart:repeated="8"/>
          </chart:series>
          <chart:series chart:style-name="ch11" chart:values-cell-range-address="Sheet1.D58:Sheet1.D65" chart:label-cell-address="Sheet1.D57:Sheet1.D5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57:Sheet1.B57</svg:desc>
                </draw:g>
              </table:table-cell>
              <table:table-cell office:value-type="string">
                <text:p>MD-mfcmTSP*</text:p>
                <draw:g>
                  <svg:desc>Sheet1.C57:Sheet1.C57</svg:desc>
                </draw:g>
              </table:table-cell>
              <table:table-cell office:value-type="string">
                <text:p>H-AACONC</text:p>
                <draw:g>
                  <svg:desc>Sheet1.D57:Sheet1.D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15.11">
                <text:p>1615.11</text:p>
                <draw:g>
                  <svg:desc>Sheet1.B58:Sheet1.B65</svg:desc>
                </draw:g>
              </table:table-cell>
              <table:table-cell office:value-type="float" office:value="1414.73">
                <text:p>1414.73</text:p>
                <draw:g>
                  <svg:desc>Sheet1.C58:Sheet1.C65</svg:desc>
                </draw:g>
              </table:table-cell>
              <table:table-cell office:value-type="float" office:value="1277.4">
                <text:p>1277.4</text:p>
                <draw:g>
                  <svg:desc>Sheet1.D58:Sheet1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0.11">
                <text:p>1480.11</text:p>
              </table:table-cell>
              <table:table-cell office:value-type="float" office:value="1248.02">
                <text:p>1248.02</text:p>
              </table:table-cell>
              <table:table-cell office:value-type="float" office:value="1157.86">
                <text:p>1157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7.63">
                <text:p>1287.63</text:p>
              </table:table-cell>
              <table:table-cell office:value-type="float" office:value="1129.4">
                <text:p>1129.4</text:p>
              </table:table-cell>
              <table:table-cell office:value-type="float" office:value="1025.98">
                <text:p>1025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1094.54">
                <text:p>1094.54</text:p>
              </table:table-cell>
              <table:table-cell office:value-type="float" office:value="971.79">
                <text:p>97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1023.24">
                <text:p>1023.24</text:p>
              </table:table-cell>
              <table:table-cell office:value-type="float" office:value="1003.88">
                <text:p>1003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985.81">
                <text:p>985.81</text:p>
              </table:table-cell>
              <table:table-cell office:value-type="float" office:value="916.59">
                <text:p>916.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984.45">
                <text:p>984.45</text:p>
              </table:table-cell>
              <table:table-cell office:value-type="float" office:value="878.86">
                <text:p>87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1012.29">
                <text:p>1012.29</text:p>
              </table:table-cell>
              <table:table-cell office:value-type="float" office:value="894.34">
                <text:p>894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" chart:maximum="1900" chart:origin="0" chart:interval-major="10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36cm" svg:height="8.888cm" xlink:href=".." xlink:type="simple" chart:class="chart:line" chart:style-name="ch1">
        <chart:legend chart:legend-position="top" svg:x="3.425cm" svg:y="0.185cm" style:legend-expansion="wide" chart:style-name="ch2"/>
        <chart:plot-area chart:style-name="ch3" table:cell-range-address="Sheet1.B70:Sheet1.D78" chart:data-source-has-labels="row" svg:x="1.263cm" svg:y="0.881cm" svg:width="13.669cm" svg:height="6.901cm">
          <chart:coordinate-region svg:x="2.149cm" svg:y="1.041cm" svg:width="12.702cm" svg:height="6.174cm"/>
          <chart:axis chart:dimension="x" chart:name="primary-x" chart:style-name="ch4">
            <chart:title svg:x="6.796cm" svg:y="7.959cm" chart:style-name="ch5">
              <text:p>Motorbike capacity</text:p>
            </chart:title>
          </chart:axis>
          <chart:axis chart:dimension="y" chart:name="primary-y" chart:style-name="ch6">
            <chart:title svg:x="0.451cm" svg:y="5.407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71:Sheet1.B78" chart:label-cell-address="Sheet1.B70:Sheet1.B70" chart:class="chart:line">
            <chart:data-point chart:repeated="8"/>
          </chart:series>
          <chart:series chart:style-name="ch10" chart:values-cell-range-address="Sheet1.C71:Sheet1.C78" chart:label-cell-address="Sheet1.C70:Sheet1.C70" chart:class="chart:line">
            <chart:data-point chart:repeated="8"/>
          </chart:series>
          <chart:series chart:style-name="ch11" chart:values-cell-range-address="Sheet1.D71:Sheet1.D78" chart:label-cell-address="Sheet1.D70:Sheet1.D70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70:Sheet1.B70</svg:desc>
                </draw:g>
              </table:table-cell>
              <table:table-cell office:value-type="string">
                <text:p>MD-mfcmTSP*</text:p>
                <draw:g>
                  <svg:desc>Sheet1.C70:Sheet1.C70</svg:desc>
                </draw:g>
              </table:table-cell>
              <table:table-cell office:value-type="string">
                <text:p>H-AACONC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7.28">
                <text:p>1407.28</text:p>
                <draw:g>
                  <svg:desc>Sheet1.B71:Sheet1.B78</svg:desc>
                </draw:g>
              </table:table-cell>
              <table:table-cell office:value-type="float" office:value="1142.67">
                <text:p>1142.67</text:p>
                <draw:g>
                  <svg:desc>Sheet1.C71:Sheet1.C78</svg:desc>
                </draw:g>
              </table:table-cell>
              <table:table-cell office:value-type="float" office:value="1046.73">
                <text:p>1046.73</text:p>
                <draw:g>
                  <svg:desc>Sheet1.D71:Sheet1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4.02">
                <text:p>1084.02</text:p>
              </table:table-cell>
              <table:table-cell office:value-type="float" office:value="988.27">
                <text:p>988.27</text:p>
              </table:table-cell>
              <table:table-cell office:value-type="float" office:value="899.62">
                <text:p>899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5.08">
                <text:p>1145.08</text:p>
              </table:table-cell>
              <table:table-cell office:value-type="float" office:value="846.18">
                <text:p>846.18</text:p>
              </table:table-cell>
              <table:table-cell office:value-type="float" office:value="813.18">
                <text:p>81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3.34">
                <text:p>1313.34</text:p>
              </table:table-cell>
              <table:table-cell office:value-type="float" office:value="873.3">
                <text:p>873.3</text:p>
              </table:table-cell>
              <table:table-cell office:value-type="float" office:value="747.19">
                <text:p>747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3.34">
                <text:p>1313.34</text:p>
              </table:table-cell>
              <table:table-cell office:value-type="float" office:value="839.21">
                <text:p>839.21</text:p>
              </table:table-cell>
              <table:table-cell office:value-type="float" office:value="719.16">
                <text:p>719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.34">
                <text:p>1313.34</text:p>
              </table:table-cell>
              <table:table-cell office:value-type="float" office:value="781.82">
                <text:p>781.82</text:p>
              </table:table-cell>
              <table:table-cell office:value-type="float" office:value="717.03">
                <text:p>717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.34">
                <text:p>1313.34</text:p>
              </table:table-cell>
              <table:table-cell office:value-type="float" office:value="760.68">
                <text:p>760.68</text:p>
              </table:table-cell>
              <table:table-cell office:value-type="float" office:value="653.65">
                <text:p>653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.34">
                <text:p>1313.34</text:p>
              </table:table-cell>
              <table:table-cell office:value-type="float" office:value="760.49">
                <text:p>760.49</text:p>
              </table:table-cell>
              <table:table-cell office:value-type="float" office:value="657.11">
                <text:p>657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3:Sheet1.D11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4:Sheet1.B11" chart:label-cell-address="Sheet1.B3:Sheet1.B3" chart:class="chart:line">
            <chart:data-point chart:repeated="8"/>
          </chart:series>
          <chart:series chart:style-name="ch10" chart:values-cell-range-address="Sheet1.C4:Sheet1.C11" chart:label-cell-address="Sheet1.C3:Sheet1.C3" chart:class="chart:line">
            <chart:data-point chart:repeated="8"/>
          </chart:series>
          <chart:series chart:style-name="ch11" chart:values-cell-range-address="Sheet1.D4:Sheet1.D11" chart:label-cell-address="Sheet1.D3:Sheet1.D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3:Sheet1.B3</svg:desc>
                </draw:g>
              </table:table-cell>
              <table:table-cell office:value-type="string">
                <text:p>MD-mfcmTSP*</text:p>
                <draw:g>
                  <svg:desc>Sheet1.C3:Sheet1.C3</svg:desc>
                </draw:g>
              </table:table-cell>
              <table:table-cell office:value-type="string">
                <text:p>H-AACONC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8.22">
                <text:p>518.22</text:p>
                <draw:g>
                  <svg:desc>Sheet1.B4:Sheet1.B11</svg:desc>
                </draw:g>
              </table:table-cell>
              <table:table-cell office:value-type="float" office:value="454.17">
                <text:p>454.17</text:p>
                <draw:g>
                  <svg:desc>Sheet1.C4:Sheet1.C11</svg:desc>
                </draw:g>
              </table:table-cell>
              <table:table-cell office:value-type="float" office:value="391.49">
                <text:p>391.49</text:p>
                <draw:g>
                  <svg:desc>Sheet1.D4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4.1">
                <text:p>504.1</text:p>
              </table:table-cell>
              <table:table-cell office:value-type="float" office:value="422.4">
                <text:p>422.4</text:p>
              </table:table-cell>
              <table:table-cell office:value-type="float" office:value="367.03">
                <text:p>367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5.59">
                <text:p>475.59</text:p>
              </table:table-cell>
              <table:table-cell office:value-type="float" office:value="451.55">
                <text:p>451.55</text:p>
              </table:table-cell>
              <table:table-cell office:value-type="float" office:value="348.01">
                <text:p>348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409.92">
                <text:p>409.92</text:p>
              </table:table-cell>
              <table:table-cell office:value-type="float" office:value="349.93">
                <text:p>349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422.4">
                <text:p>422.4</text:p>
              </table:table-cell>
              <table:table-cell office:value-type="float" office:value="322.64">
                <text:p>322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425.23">
                <text:p>425.23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415.03">
                <text:p>415.03</text:p>
              </table:table-cell>
              <table:table-cell office:value-type="float" office:value="313.01">
                <text:p>313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6.16">
                <text:p>526.16</text:p>
              </table:table-cell>
              <table:table-cell office:value-type="float" office:value="429.45">
                <text:p>429.45</text:p>
              </table:table-cell>
              <table:table-cell office:value-type="float" office:value="306.09">
                <text:p>306.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15:Sheet1.D23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16:Sheet1.B23" chart:label-cell-address="Sheet1.B15:Sheet1.B15" chart:class="chart:line">
            <chart:data-point chart:repeated="8"/>
          </chart:series>
          <chart:series chart:style-name="ch10" chart:values-cell-range-address="Sheet1.C16:Sheet1.C23" chart:label-cell-address="Sheet1.C15:Sheet1.C15" chart:class="chart:line">
            <chart:data-point chart:repeated="8"/>
          </chart:series>
          <chart:series chart:style-name="ch11" chart:values-cell-range-address="Sheet1.D16:Sheet1.D23" chart:label-cell-address="Sheet1.D15:Sheet1.D15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15:Sheet1.B15</svg:desc>
                </draw:g>
              </table:table-cell>
              <table:table-cell office:value-type="string">
                <text:p>MD-mfcmTSP*</text:p>
                <draw:g>
                  <svg:desc>Sheet1.C15:Sheet1.C15</svg:desc>
                </draw:g>
              </table:table-cell>
              <table:table-cell office:value-type="string">
                <text:p>H-AACONC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16:Sheet1.B23</svg:desc>
                </draw:g>
              </table:table-cell>
              <table:table-cell office:value-type="float" office:value="404.46">
                <text:p>404.46</text:p>
                <draw:g>
                  <svg:desc>Sheet1.C16:Sheet1.C23</svg:desc>
                </draw:g>
              </table:table-cell>
              <table:table-cell office:value-type="float" office:value="339.88">
                <text:p>339.88</text:p>
                <draw:g>
                  <svg:desc>Sheet1.D16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373.08">
                <text:p>373.08</text:p>
              </table:table-cell>
              <table:table-cell office:value-type="float" office:value="299.08">
                <text:p>299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363.39">
                <text:p>363.39</text:p>
              </table:table-cell>
              <table:table-cell office:value-type="float" office:value="276.12">
                <text:p>27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309.69">
                <text:p>309.69</text:p>
              </table:table-cell>
              <table:table-cell office:value-type="float" office:value="265.53">
                <text:p>265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361.8">
                <text:p>361.8</text:p>
              </table:table-cell>
              <table:table-cell office:value-type="float" office:value="263.75">
                <text:p>26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345.7">
                <text:p>345.7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345.7">
                <text:p>345.7</text:p>
              </table:table-cell>
              <table:table-cell office:value-type="float" office:value="263.27">
                <text:p>263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305.8">
                <text:p>305.8</text:p>
              </table:table-cell>
              <table:table-cell office:value-type="float" office:value="257.04">
                <text:p>257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>
      <style:chart-properties chart:auto-position="true" style:rotation-angle="0"/>
      <style:text-properties fo:color="#595959" fo:font-family="Calibri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700" chart:origin="0" chart:interval-major="5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7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4472c4" draw:fill-color="#4472c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ed7d31" draw:fill-color="#ed7d3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a5a5a5" draw:fill-color="#a5a5a5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4cm" svg:height="8.89cm" xlink:href=".." xlink:type="simple" chart:class="chart:line" chart:style-name="ch1">
        <chart:legend chart:legend-position="top" svg:x="3.427cm" svg:y="0.185cm" style:legend-expansion="wide" chart:style-name="ch2"/>
        <chart:plot-area chart:style-name="ch3" table:cell-range-address="Sheet1.B28:Sheet1.D36" chart:data-source-has-labels="row" svg:x="1.263cm" svg:y="0.881cm" svg:width="13.673cm" svg:height="6.903cm">
          <chart:coordinate-region svg:x="1.99cm" svg:y="1.042cm" svg:width="12.865cm" svg:height="6.174cm"/>
          <chart:axis chart:dimension="x" chart:name="primary-x" chart:style-name="ch4">
            <chart:title svg:x="6.798cm" svg:y="7.961cm" chart:style-name="ch5">
              <text:p>Motorbike capacity</text:p>
            </chart:title>
          </chart:axis>
          <chart:axis chart:dimension="y" chart:name="primary-y" chart:style-name="ch6">
            <chart:title svg:x="0.451cm" svg:y="5.408cm" chart:style-name="ch7">
              <text:p>Total Makespan</text:p>
            </chart:title>
            <chart:grid chart:style-name="ch8" chart:class="major"/>
          </chart:axis>
          <chart:series chart:style-name="ch9" chart:values-cell-range-address="Sheet1.B29:Sheet1.B36" chart:label-cell-address="Sheet1.B28:Sheet1.B28" chart:class="chart:line">
            <chart:data-point chart:repeated="8"/>
          </chart:series>
          <chart:series chart:style-name="ch10" chart:values-cell-range-address="Sheet1.C29:Sheet1.C36" chart:label-cell-address="Sheet1.C28:Sheet1.C28" chart:class="chart:line">
            <chart:data-point chart:repeated="8"/>
          </chart:series>
          <chart:series chart:style-name="ch11" chart:values-cell-range-address="Sheet1.D29:Sheet1.D36" chart:label-cell-address="Sheet1.D28:Sheet1.D28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-mfcmTSP</text:p>
                <draw:g>
                  <svg:desc>Sheet1.B28:Sheet1.B28</svg:desc>
                </draw:g>
              </table:table-cell>
              <table:table-cell office:value-type="string">
                <text:p>MD-mfcmTSP*</text:p>
                <draw:g>
                  <svg:desc>Sheet1.C28:Sheet1.C28</svg:desc>
                </draw:g>
              </table:table-cell>
              <table:table-cell office:value-type="string">
                <text:p>H-AACONC</text:p>
                <draw:g>
                  <svg:desc>Sheet1.D28:Sheet1.D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1.55">
                <text:p>451.55</text:p>
                <draw:g>
                  <svg:desc>Sheet1.B29:Sheet1.B36</svg:desc>
                </draw:g>
              </table:table-cell>
              <table:table-cell office:value-type="float" office:value="335.04">
                <text:p>335.04</text:p>
                <draw:g>
                  <svg:desc>Sheet1.C29:Sheet1.C36</svg:desc>
                </draw:g>
              </table:table-cell>
              <table:table-cell office:value-type="float" office:value="282.89">
                <text:p>282.89</text:p>
                <draw:g>
                  <svg:desc>Sheet1.D29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.55">
                <text:p>451.55</text:p>
              </table:table-cell>
              <table:table-cell office:value-type="float" office:value="283.43">
                <text:p>283.4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1.55">
                <text:p>451.55</text:p>
              </table:table-cell>
              <table:table-cell office:value-type="float" office:value="274.03">
                <text:p>274.0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.63">
                <text:p>540.63</text:p>
              </table:table-cell>
              <table:table-cell office:value-type="float" office:value="256.73">
                <text:p>256.73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4.82">
                <text:p>584.82</text:p>
              </table:table-cell>
              <table:table-cell office:value-type="float" office:value="287.11">
                <text:p>287.1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5.72">
                <text:p>585.72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5.47">
                <text:p>605.47</text:p>
              </table:table-cell>
              <table:table-cell office:value-type="float" office:value="282.06">
                <text:p>282.0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9.01">
                <text:p>469.01</text:p>
              </table:table-cell>
              <table:table-cell office:value-type="float" office:value="256.47">
                <text:p>256.47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